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892.09pt" svg:y="343.33pt">
            <loext:p draw:notify-on-update-of-ranges="Sheet1.C1:Sheet1.C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.12" calcext:value-type="float">
            <text:p>9.12</text:p>
          </table:table-cell>
          <table:table-cell office:value-type="float" office:value="17" calcext:value-type="float">
            <text:p>17</text:p>
          </table:table-cell>
          <table:table-cell office:value-type="float" office:value="8.64616703987" calcext:value-type="float">
            <text:p>8.646167039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.36" calcext:value-type="float">
            <text:p>12.36</text:p>
          </table:table-cell>
          <table:table-cell office:value-type="float" office:value="19" calcext:value-type="float">
            <text:p>19</text:p>
          </table:table-cell>
          <table:table-cell office:value-type="float" office:value="7.82599711418" calcext:value-type="float">
            <text:p>7.825997114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.46" calcext:value-type="float">
            <text:p>12.46</text:p>
          </table:table-cell>
          <table:table-cell office:value-type="float" office:value="17" calcext:value-type="float">
            <text:p>17</text:p>
          </table:table-cell>
          <table:table-cell office:value-type="float" office:value="8.49445104599" calcext:value-type="float">
            <text:p>8.494451045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.22" calcext:value-type="float">
            <text:p>15.22</text:p>
          </table:table-cell>
          <table:table-cell office:value-type="float" office:value="19" calcext:value-type="float">
            <text:p>19</text:p>
          </table:table-cell>
          <table:table-cell office:value-type="float" office:value="8.81684398651" calcext:value-type="float">
            <text:p>8.816843986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.18" calcext:value-type="float">
            <text:p>15.18</text:p>
          </table:table-cell>
          <table:table-cell office:value-type="float" office:value="18" calcext:value-type="float">
            <text:p>18</text:p>
          </table:table-cell>
          <table:table-cell office:value-type="float" office:value="8.80028700829" calcext:value-type="float">
            <text:p>8.800287008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.66" calcext:value-type="float">
            <text:p>14.66</text:p>
          </table:table-cell>
          <table:table-cell office:value-type="float" office:value="18" calcext:value-type="float">
            <text:p>18</text:p>
          </table:table-cell>
          <table:table-cell office:value-type="float" office:value="8.82141518593" calcext:value-type="float">
            <text:p>8.821415185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.8" calcext:value-type="float">
            <text:p>13.8</text:p>
          </table:table-cell>
          <table:table-cell office:value-type="float" office:value="19" calcext:value-type="float">
            <text:p>19</text:p>
          </table:table-cell>
          <table:table-cell office:value-type="float" office:value="9.04620599747" calcext:value-type="float">
            <text:p>9.046205997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8.91606593132" calcext:value-type="float">
            <text:p>8.916065931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.28" calcext:value-type="float">
            <text:p>14.28</text:p>
          </table:table-cell>
          <table:table-cell office:value-type="float" office:value="18" calcext:value-type="float">
            <text:p>18</text:p>
          </table:table-cell>
          <table:table-cell office:value-type="float" office:value="8.97371315956" calcext:value-type="float">
            <text:p>8.973713159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4.16" calcext:value-type="float">
            <text:p>14.16</text:p>
          </table:table-cell>
          <table:table-cell office:value-type="float" office:value="19" calcext:value-type="float">
            <text:p>19</text:p>
          </table:table-cell>
          <table:table-cell office:value-type="float" office:value="8.85464406013" calcext:value-type="float">
            <text:p>8.854644060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.54" calcext:value-type="float">
            <text:p>14.54</text:p>
          </table:table-cell>
          <table:table-cell office:value-type="float" office:value="19" calcext:value-type="float">
            <text:p>19</text:p>
          </table:table-cell>
          <table:table-cell office:value-type="float" office:value="9.00852704048" calcext:value-type="float">
            <text:p>9.008527040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9.11119318008" calcext:value-type="float">
            <text:p>9.111193180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.26" calcext:value-type="float">
            <text:p>14.26</text:p>
          </table:table-cell>
          <table:table-cell office:value-type="float" office:value="18" calcext:value-type="float">
            <text:p>18</text:p>
          </table:table-cell>
          <table:table-cell office:value-type="float" office:value="8.98651695251" calcext:value-type="float">
            <text:p>8.986516952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.5" calcext:value-type="float">
            <text:p>14.5</text:p>
          </table:table-cell>
          <table:table-cell office:value-type="float" office:value="19" calcext:value-type="float">
            <text:p>19</text:p>
          </table:table-cell>
          <table:table-cell office:value-type="float" office:value="8.99299621582" calcext:value-type="float">
            <text:p>8.992996215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.42" calcext:value-type="float">
            <text:p>13.42</text:p>
          </table:table-cell>
          <table:table-cell office:value-type="float" office:value="17" calcext:value-type="float">
            <text:p>17</text:p>
          </table:table-cell>
          <table:table-cell office:value-type="float" office:value="9.23478102684" calcext:value-type="float">
            <text:p>9.234781026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.6" calcext:value-type="float">
            <text:p>13.6</text:p>
          </table:table-cell>
          <table:table-cell office:value-type="float" office:value="18" calcext:value-type="float">
            <text:p>18</text:p>
          </table:table-cell>
          <table:table-cell office:value-type="float" office:value="9.19925284386" calcext:value-type="float">
            <text:p>9.199252843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4.34" calcext:value-type="float">
            <text:p>14.34</text:p>
          </table:table-cell>
          <table:table-cell office:value-type="float" office:value="19.5" calcext:value-type="float">
            <text:p>19.5</text:p>
          </table:table-cell>
          <table:table-cell office:value-type="float" office:value="9.51273393631" calcext:value-type="float">
            <text:p>9.512733936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5.1" calcext:value-type="float">
            <text:p>15.1</text:p>
          </table:table-cell>
          <table:table-cell office:value-type="float" office:value="18" calcext:value-type="float">
            <text:p>18</text:p>
          </table:table-cell>
          <table:table-cell office:value-type="float" office:value="9.30661797523" calcext:value-type="float">
            <text:p>9.306617975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4.14" calcext:value-type="float">
            <text:p>14.14</text:p>
          </table:table-cell>
          <table:table-cell office:value-type="float" office:value="19" calcext:value-type="float">
            <text:p>19</text:p>
          </table:table-cell>
          <table:table-cell office:value-type="float" office:value="9.12997102737" calcext:value-type="float">
            <text:p>9.129971027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4.66" calcext:value-type="float">
            <text:p>14.66</text:p>
          </table:table-cell>
          <table:table-cell office:value-type="float" office:value="18" calcext:value-type="float">
            <text:p>18</text:p>
          </table:table-cell>
          <table:table-cell office:value-type="float" office:value="8.73352789879" calcext:value-type="float">
            <text:p>8.733527898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.46" calcext:value-type="float">
            <text:p>15.46</text:p>
          </table:table-cell>
          <table:table-cell office:value-type="float" office:value="18.5" calcext:value-type="float">
            <text:p>18.5</text:p>
          </table:table-cell>
          <table:table-cell office:value-type="float" office:value="8.6156129837" calcext:value-type="float">
            <text:p>8.61561298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5" calcext:value-type="float">
            <text:p>11.5</text:p>
          </table:table-cell>
          <table:table-cell office:value-type="float" office:value="15.2" calcext:value-type="float">
            <text:p>15.2</text:p>
          </table:table-cell>
          <table:table-cell office:value-type="float" office:value="18" calcext:value-type="float">
            <text:p>18</text:p>
          </table:table-cell>
          <table:table-cell office:value-type="float" office:value="8.80219507217" calcext:value-type="float">
            <text:p>8.802195072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5.16" calcext:value-type="float">
            <text:p>15.16</text:p>
          </table:table-cell>
          <table:table-cell office:value-type="float" office:value="19" calcext:value-type="float">
            <text:p>19</text:p>
          </table:table-cell>
          <table:table-cell office:value-type="float" office:value="8.99696302414" calcext:value-type="float">
            <text:p>8.996963024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6.12" calcext:value-type="float">
            <text:p>16.12</text:p>
          </table:table-cell>
          <table:table-cell office:value-type="float" office:value="20" calcext:value-type="float">
            <text:p>20</text:p>
          </table:table-cell>
          <table:table-cell office:value-type="float" office:value="9.02741312981" calcext:value-type="float">
            <text:p>9.027413129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6.32" calcext:value-type="float">
            <text:p>16.32</text:p>
          </table:table-cell>
          <table:table-cell office:value-type="float" office:value="18" calcext:value-type="float">
            <text:p>18</text:p>
          </table:table-cell>
          <table:table-cell office:value-type="float" office:value="8.28729701042" calcext:value-type="float">
            <text:p>8.287297010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8.22132205963" calcext:value-type="float">
            <text:p>8.2213220596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6.8" calcext:value-type="float">
            <text:p>16.8</text:p>
          </table:table-cell>
          <table:table-cell office:value-type="float" office:value="19" calcext:value-type="float">
            <text:p>19</text:p>
          </table:table-cell>
          <table:table-cell office:value-type="float" office:value="8.24506998062" calcext:value-type="float">
            <text:p>8.245069980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6.62" calcext:value-type="float">
            <text:p>16.62</text:p>
          </table:table-cell>
          <table:table-cell office:value-type="float" office:value="19" calcext:value-type="float">
            <text:p>19</text:p>
          </table:table-cell>
          <table:table-cell office:value-type="float" office:value="8.4820868969" calcext:value-type="float">
            <text:p>8.48208689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6.82" calcext:value-type="float">
            <text:p>16.82</text:p>
          </table:table-cell>
          <table:table-cell office:value-type="float" office:value="19" calcext:value-type="float">
            <text:p>19</text:p>
          </table:table-cell>
          <table:table-cell office:value-type="float" office:value="8.35883402824" calcext:value-type="float">
            <text:p>8.358834028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.16" calcext:value-type="float">
            <text:p>16.16</text:p>
          </table:table-cell>
          <table:table-cell office:value-type="float" office:value="20" calcext:value-type="float">
            <text:p>20</text:p>
          </table:table-cell>
          <table:table-cell office:value-type="float" office:value="8.06505990028" calcext:value-type="float">
            <text:p>8.065059900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6.82" calcext:value-type="float">
            <text:p>16.82</text:p>
          </table:table-cell>
          <table:table-cell office:value-type="float" office:value="20" calcext:value-type="float">
            <text:p>20</text:p>
          </table:table-cell>
          <table:table-cell office:value-type="float" office:value="7.78208708763" calcext:value-type="float">
            <text:p>7.7820870876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5.52" calcext:value-type="float">
            <text:p>15.52</text:p>
          </table:table-cell>
          <table:table-cell office:value-type="float" office:value="19" calcext:value-type="float">
            <text:p>19</text:p>
          </table:table-cell>
          <table:table-cell office:value-type="float" office:value="7.95535087585" calcext:value-type="float">
            <text:p>7.955350875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6.4" calcext:value-type="float">
            <text:p>16.4</text:p>
          </table:table-cell>
          <table:table-cell office:value-type="float" office:value="19" calcext:value-type="float">
            <text:p>19</text:p>
          </table:table-cell>
          <table:table-cell office:value-type="float" office:value="8.16060709953" calcext:value-type="float">
            <text:p>8.160607099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.92951917648" calcext:value-type="float">
            <text:p>7.929519176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7.12" calcext:value-type="float">
            <text:p>17.12</text:p>
          </table:table-cell>
          <table:table-cell office:value-type="float" office:value="20" calcext:value-type="float">
            <text:p>20</text:p>
          </table:table-cell>
          <table:table-cell office:value-type="float" office:value="7.84060096741" calcext:value-type="float">
            <text:p>7.8406009674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6.36" calcext:value-type="float">
            <text:p>16.36</text:p>
          </table:table-cell>
          <table:table-cell office:value-type="float" office:value="20" calcext:value-type="float">
            <text:p>20</text:p>
          </table:table-cell>
          <table:table-cell office:value-type="float" office:value="7.91211915016" calcext:value-type="float">
            <text:p>7.912119150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.18500995636" calcext:value-type="float">
            <text:p>8.185009956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.63707184792" calcext:value-type="float">
            <text:p>7.6370718479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6.3" calcext:value-type="float">
            <text:p>16.3</text:p>
          </table:table-cell>
          <table:table-cell office:value-type="float" office:value="20" calcext:value-type="float">
            <text:p>20</text:p>
          </table:table-cell>
          <table:table-cell office:value-type="float" office:value="8.08364200592" calcext:value-type="float">
            <text:p>8.0836420059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8.08984303474" calcext:value-type="float">
            <text:p>8.089843034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5.86" calcext:value-type="float">
            <text:p>15.86</text:p>
          </table:table-cell>
          <table:table-cell office:value-type="float" office:value="19" calcext:value-type="float">
            <text:p>19</text:p>
          </table:table-cell>
          <table:table-cell office:value-type="float" office:value="8.2762029171" calcext:value-type="float">
            <text:p>8.276202917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.97018814087" calcext:value-type="float">
            <text:p>7.9701881408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6.9423076923" calcext:value-type="float">
            <text:p>16.9423076923</text:p>
          </table:table-cell>
          <table:table-cell office:value-type="float" office:value="20" calcext:value-type="float">
            <text:p>20</text:p>
          </table:table-cell>
          <table:table-cell office:value-type="float" office:value="8.29442191124" calcext:value-type="float">
            <text:p>8.294421911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7.65158390999" calcext:value-type="float">
            <text:p>7.651583909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.5" calcext:value-type="float">
            <text:p>11.5</text:p>
          </table:table-cell>
          <table:table-cell office:value-type="float" office:value="16.52" calcext:value-type="float">
            <text:p>16.52</text:p>
          </table:table-cell>
          <table:table-cell office:value-type="float" office:value="20" calcext:value-type="float">
            <text:p>20</text:p>
          </table:table-cell>
          <table:table-cell office:value-type="float" office:value="7.98791003227" calcext:value-type="float">
            <text:p>7.987910032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7.68758296967" calcext:value-type="float">
            <text:p>7.687582969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6.36" calcext:value-type="float">
            <text:p>16.36</text:p>
          </table:table-cell>
          <table:table-cell office:value-type="float" office:value="20" calcext:value-type="float">
            <text:p>20</text:p>
          </table:table-cell>
          <table:table-cell office:value-type="float" office:value="7.75976896286" calcext:value-type="float">
            <text:p>7.7597689628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16.46" calcext:value-type="float">
            <text:p>16.46</text:p>
          </table:table-cell>
          <table:table-cell office:value-type="float" office:value="19" calcext:value-type="float">
            <text:p>19</text:p>
          </table:table-cell>
          <table:table-cell office:value-type="float" office:value="8.23541903496" calcext:value-type="float">
            <text:p>8.235419034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6.98" calcext:value-type="float">
            <text:p>16.98</text:p>
          </table:table-cell>
          <table:table-cell office:value-type="float" office:value="20" calcext:value-type="float">
            <text:p>20</text:p>
          </table:table-cell>
          <table:table-cell office:value-type="float" office:value="7.80097699165" calcext:value-type="float">
            <text:p>7.8009769916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.78963112831" calcext:value-type="float">
            <text:p>7.789631128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6.8" calcext:value-type="float">
            <text:p>16.8</text:p>
          </table:table-cell>
          <table:table-cell office:value-type="float" office:value="20" calcext:value-type="float">
            <text:p>20</text:p>
          </table:table-cell>
          <table:table-cell office:value-type="float" office:value="8.06530618668" calcext:value-type="float">
            <text:p>8.065306186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16.7" calcext:value-type="float">
            <text:p>16.7</text:p>
          </table:table-cell>
          <table:table-cell office:value-type="float" office:value="20" calcext:value-type="float">
            <text:p>20</text:p>
          </table:table-cell>
          <table:table-cell office:value-type="float" office:value="7.86087083817" calcext:value-type="float">
            <text:p>7.8608708381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.61078882217" calcext:value-type="float">
            <text:p>7.6107888221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16.7" calcext:value-type="float">
            <text:p>16.7</text:p>
          </table:table-cell>
          <table:table-cell office:value-type="float" office:value="19" calcext:value-type="float">
            <text:p>19</text:p>
          </table:table-cell>
          <table:table-cell office:value-type="float" office:value="7.36509108543" calcext:value-type="float">
            <text:p>7.3650910854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6.82" calcext:value-type="float">
            <text:p>16.82</text:p>
          </table:table-cell>
          <table:table-cell office:value-type="float" office:value="19" calcext:value-type="float">
            <text:p>19</text:p>
          </table:table-cell>
          <table:table-cell office:value-type="float" office:value="7.81739807129" calcext:value-type="float">
            <text:p>7.8173980712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.69335794449" calcext:value-type="float">
            <text:p>7.6933579444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.69357895851" calcext:value-type="float">
            <text:p>7.6935789585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5.62" calcext:value-type="float">
            <text:p>15.62</text:p>
          </table:table-cell>
          <table:table-cell office:value-type="float" office:value="19" calcext:value-type="float">
            <text:p>19</text:p>
          </table:table-cell>
          <table:table-cell office:value-type="float" office:value="7.67989611626" calcext:value-type="float">
            <text:p>7.6798961162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7.68911099434" calcext:value-type="float">
            <text:p>7.689110994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16.02" calcext:value-type="float">
            <text:p>16.02</text:p>
          </table:table-cell>
          <table:table-cell office:value-type="float" office:value="20" calcext:value-type="float">
            <text:p>20</text:p>
          </table:table-cell>
          <table:table-cell office:value-type="float" office:value="7.6623249054" calcext:value-type="float">
            <text:p>7.66232490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.78791594505" calcext:value-type="float">
            <text:p>7.787915945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.92518091202" calcext:value-type="float">
            <text:p>7.9251809120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6.7" calcext:value-type="float">
            <text:p>16.7</text:p>
          </table:table-cell>
          <table:table-cell office:value-type="float" office:value="20" calcext:value-type="float">
            <text:p>20</text:p>
          </table:table-cell>
          <table:table-cell office:value-type="float" office:value="7.82939195633" calcext:value-type="float">
            <text:p>7.829391956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.74002218246" calcext:value-type="float">
            <text:p>7.740022182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6.66" calcext:value-type="float">
            <text:p>16.66</text:p>
          </table:table-cell>
          <table:table-cell office:value-type="float" office:value="20" calcext:value-type="float">
            <text:p>20</text:p>
          </table:table-cell>
          <table:table-cell office:value-type="float" office:value="7.57134699821" calcext:value-type="float">
            <text:p>7.571346998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.69475579262" calcext:value-type="float">
            <text:p>7.6947557926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6.58" calcext:value-type="float">
            <text:p>16.58</text:p>
          </table:table-cell>
          <table:table-cell office:value-type="float" office:value="20" calcext:value-type="float">
            <text:p>20</text:p>
          </table:table-cell>
          <table:table-cell office:value-type="float" office:value="7.59628009796" calcext:value-type="float">
            <text:p>7.5962800979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.36019515991" calcext:value-type="float">
            <text:p>7.3601951599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.95301699638" calcext:value-type="float">
            <text:p>7.9530169963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16.18" calcext:value-type="float">
            <text:p>16.18</text:p>
          </table:table-cell>
          <table:table-cell office:value-type="float" office:value="19" calcext:value-type="float">
            <text:p>19</text:p>
          </table:table-cell>
          <table:table-cell office:value-type="float" office:value="7.58539915085" calcext:value-type="float">
            <text:p>7.5853991508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6.6346153846" calcext:value-type="float">
            <text:p>16.6346153846</text:p>
          </table:table-cell>
          <table:table-cell office:value-type="float" office:value="20" calcext:value-type="float">
            <text:p>20</text:p>
          </table:table-cell>
          <table:table-cell office:value-type="float" office:value="7.98029708862" calcext:value-type="float">
            <text:p>7.9802970886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.74477005005" calcext:value-type="float">
            <text:p>7.7447700500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.76445889473" calcext:value-type="float">
            <text:p>7.7644588947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15.9" calcext:value-type="float">
            <text:p>15.9</text:p>
          </table:table-cell>
          <table:table-cell office:value-type="float" office:value="19" calcext:value-type="float">
            <text:p>19</text:p>
          </table:table-cell>
          <table:table-cell office:value-type="float" office:value="7.61871314049" calcext:value-type="float">
            <text:p>7.6187131404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.56147885323" calcext:value-type="float">
            <text:p>7.561478853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5.74" calcext:value-type="float">
            <text:p>15.74</text:p>
          </table:table-cell>
          <table:table-cell office:value-type="float" office:value="19.5" calcext:value-type="float">
            <text:p>19.5</text:p>
          </table:table-cell>
          <table:table-cell office:value-type="float" office:value="7.64019203186" calcext:value-type="float">
            <text:p>7.6401920318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16.04" calcext:value-type="float">
            <text:p>16.04</text:p>
          </table:table-cell>
          <table:table-cell office:value-type="float" office:value="19" calcext:value-type="float">
            <text:p>19</text:p>
          </table:table-cell>
          <table:table-cell office:value-type="float" office:value="7.6791100502" calcext:value-type="float">
            <text:p>7.679110050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6.26" calcext:value-type="float">
            <text:p>16.26</text:p>
          </table:table-cell>
          <table:table-cell office:value-type="float" office:value="20" calcext:value-type="float">
            <text:p>20</text:p>
          </table:table-cell>
          <table:table-cell office:value-type="float" office:value="7.74919104576" calcext:value-type="float">
            <text:p>7.7491910457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16.26" calcext:value-type="float">
            <text:p>16.26</text:p>
          </table:table-cell>
          <table:table-cell office:value-type="float" office:value="19" calcext:value-type="float">
            <text:p>19</text:p>
          </table:table-cell>
          <table:table-cell office:value-type="float" office:value="8.23493385315" calcext:value-type="float">
            <text:p>8.234933853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16.26" calcext:value-type="float">
            <text:p>16.26</text:p>
          </table:table-cell>
          <table:table-cell office:value-type="float" office:value="19" calcext:value-type="float">
            <text:p>19</text:p>
          </table:table-cell>
          <table:table-cell office:value-type="float" office:value="7.97207021713" calcext:value-type="float">
            <text:p>7.972070217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6.22" calcext:value-type="float">
            <text:p>16.22</text:p>
          </table:table-cell>
          <table:table-cell office:value-type="float" office:value="19" calcext:value-type="float">
            <text:p>19</text:p>
          </table:table-cell>
          <table:table-cell office:value-type="float" office:value="7.83912014961" calcext:value-type="float">
            <text:p>7.8391201496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15.94" calcext:value-type="float">
            <text:p>15.94</text:p>
          </table:table-cell>
          <table:table-cell office:value-type="float" office:value="20" calcext:value-type="float">
            <text:p>20</text:p>
          </table:table-cell>
          <table:table-cell office:value-type="float" office:value="8.04504013062" calcext:value-type="float">
            <text:p>8.0450401306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8.36935901642" calcext:value-type="float">
            <text:p>8.3693590164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5.5" calcext:value-type="float">
            <text:p>15.5</text:p>
          </table:table-cell>
          <table:table-cell office:value-type="float" office:value="20" calcext:value-type="float">
            <text:p>20</text:p>
          </table:table-cell>
          <table:table-cell office:value-type="float" office:value="7.84735894203" calcext:value-type="float">
            <text:p>7.8473589420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.85979008675" calcext:value-type="float">
            <text:p>7.859790086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.5" calcext:value-type="float">
            <text:p>9.5</text:p>
          </table:table-cell>
          <table:table-cell office:value-type="float" office:value="15.9423076923" calcext:value-type="float">
            <text:p>15.9423076923</text:p>
          </table:table-cell>
          <table:table-cell office:value-type="float" office:value="19" calcext:value-type="float">
            <text:p>19</text:p>
          </table:table-cell>
          <table:table-cell office:value-type="float" office:value="8.39766407013" calcext:value-type="float">
            <text:p>8.3976640701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.5" calcext:value-type="float">
            <text:p>12.5</text:p>
          </table:table-cell>
          <table:table-cell office:value-type="float" office:value="16.02" calcext:value-type="float">
            <text:p>16.02</text:p>
          </table:table-cell>
          <table:table-cell office:value-type="float" office:value="20" calcext:value-type="float">
            <text:p>20</text:p>
          </table:table-cell>
          <table:table-cell office:value-type="float" office:value="7.8694961071" calcext:value-type="float">
            <text:p>7.869496107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16.46" calcext:value-type="float">
            <text:p>16.46</text:p>
          </table:table-cell>
          <table:table-cell office:value-type="float" office:value="19" calcext:value-type="float">
            <text:p>19</text:p>
          </table:table-cell>
          <table:table-cell office:value-type="float" office:value="7.78814101219" calcext:value-type="float">
            <text:p>7.7881410121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16.9" calcext:value-type="float">
            <text:p>16.9</text:p>
          </table:table-cell>
          <table:table-cell office:value-type="float" office:value="20" calcext:value-type="float">
            <text:p>20</text:p>
          </table:table-cell>
          <table:table-cell office:value-type="float" office:value="7.77801203728" calcext:value-type="float">
            <text:p>7.7780120372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16.62" calcext:value-type="float">
            <text:p>16.62</text:p>
          </table:table-cell>
          <table:table-cell office:value-type="float" office:value="20" calcext:value-type="float">
            <text:p>20</text:p>
          </table:table-cell>
          <table:table-cell office:value-type="float" office:value="7.92716908455" calcext:value-type="float">
            <text:p>7.927169084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.12177991867" calcext:value-type="float">
            <text:p>8.1217799186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16.26" calcext:value-type="float">
            <text:p>16.26</text:p>
          </table:table-cell>
          <table:table-cell office:value-type="float" office:value="19" calcext:value-type="float">
            <text:p>19</text:p>
          </table:table-cell>
          <table:table-cell office:value-type="float" office:value="7.53394579887" calcext:value-type="float">
            <text:p>7.5339457988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.66385102272" calcext:value-type="float">
            <text:p>7.6638510227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.3802189827" calcext:value-type="float">
            <text:p>7.380218982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.56821393967" calcext:value-type="float">
            <text:p>7.568213939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.2300760746" calcext:value-type="float">
            <text:p>7.230076074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.17291092873" calcext:value-type="float">
            <text:p>7.1729109287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16.62" calcext:value-type="float">
            <text:p>16.62</text:p>
          </table:table-cell>
          <table:table-cell office:value-type="float" office:value="19" calcext:value-type="float">
            <text:p>19</text:p>
          </table:table-cell>
          <table:table-cell office:value-type="float" office:value="7.52418613434" calcext:value-type="float">
            <text:p>7.5241861343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7.32663202286" calcext:value-type="float">
            <text:p>7.3266320228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.56155395508" calcext:value-type="float">
            <text:p>7.561553955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00:19:57.927207688</meta:creation-date>
    <dc:date>2017-05-30T00:22:05.553281537</dc:date>
    <meta:editing-duration>PT2M7S</meta:editing-duration>
    <meta:editing-cycles>1</meta:editing-cycles>
    <meta:document-statistic meta:table-count="1" meta:cell-count="500" meta:object-count="1"/>
    <meta:generator>LibreOffice/5.3.1.2$Linux_X86_64 LibreOffice_project/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302cm" svg:y="0.315cm" chart:style-name="ch2">
          <text:p>Average Fitness</text:p>
        </chart:title>
        <chart:plot-area chart:style-name="ch3" table:cell-range-address="Sheet1.C1:Sheet1.C100" svg:x="1.278cm" svg:y="1.248cm" svg:width="14.401cm" svg:height="6.648cm">
          <chartooo:coordinate-region svg:x="1.714cm" svg:y="1.421cm" svg:width="13.5cm" svg:height="5.881cm"/>
          <chart:axis chart:dimension="x" chart:name="primary-x" chart:style-name="ch4">
            <chart:title svg:x="7.534cm" svg:y="8.076cm" chart:style-name="ch5">
              <text:p>Generations</text:p>
            </chart:title>
          </chart:axis>
          <chart:axis chart:dimension="y" chart:name="primary-y" chart:style-name="ch6">
            <chart:title svg:x="0.451cm" svg:y="6.521cm" chart:style-name="ch7">
              <text:p>Number of wins (out of 20)</text:p>
            </chart:title>
            <chart:grid chart:style-name="ch8" chart:class="major"/>
          </chart:axis>
          <chart:series chart:style-name="ch9" chart:values-cell-range-address="Sheet1.C1:Sheet1.C100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12">
                <text:p>9.12</text:p>
                <draw:g>
                  <svg:desc>Sheet1.C1:Sheet1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36">
                <text:p>12.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46">
                <text:p>12.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18">
                <text:p>15.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66">
                <text:p>14.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28">
                <text:p>14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54">
                <text:p>14.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26">
                <text:p>14.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42">
                <text:p>13.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34">
                <text:p>14.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66">
                <text:p>14.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46">
                <text:p>15.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16">
                <text:p>15.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12">
                <text:p>16.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32">
                <text:p>16.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82">
                <text:p>16.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16">
                <text:p>16.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82">
                <text:p>16.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2">
                <text:p>15.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12">
                <text:p>17.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36">
                <text:p>16.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.86">
                <text:p>15.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9423076923">
                <text:p>16.94230769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52">
                <text:p>16.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36">
                <text:p>16.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46">
                <text:p>16.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98">
                <text:p>16.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82">
                <text:p>16.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62">
                <text:p>15.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66">
                <text:p>16.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58">
                <text:p>16.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18">
                <text:p>16.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6346153846">
                <text:p>16.63461538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74">
                <text:p>15.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04">
                <text:p>16.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22">
                <text:p>16.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.9423076923">
                <text:p>15.94230769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.46">
                <text:p>16.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